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BooleanFieldTest.test_bool_error_f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BooleanFieldTest.test_bool_error_f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BooleanFieldTest.test_bool_error_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BooleanFieldTest.test_bool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BooleanFieldTest.test_bool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BooleanFieldTest.test_bool_error_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BooleanFieldTest.test_bool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BooleanFieldTest.test_bool_error_f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derBooleanFieldTest.test_bool_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derBooleanFieldTest.test_bool_norma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